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sense_hat import SenseHat</text:p>
      <text:p text:style-name="Standard">import time</text:p>
      <text:p text:style-name="Standard"/>
      <text:p text:style-name="Standard">"""</text:p>
      <text:p text:style-name="Standard"/>
      <text:p text:style-name="Standard"><text:s text:c="2"/>Sense HAT Sensors Display</text:p>
      <text:p text:style-name="Standard"><text:s text:c="2"/></text:p>
      <text:p text:style-name="Standard"><text:s text:c="2"/>Select Temperature, Pressure, or Humidity <text:s/>with the Joystick</text:p>
      <text:p text:style-name="Standard"><text:s text:c="2"/>to visualize the current sensor values on the LED.</text:p>
      <text:p text:style-name="Standard"><text:s text:c="2"/></text:p>
      <text:p text:style-name="Standard"><text:s text:c="2"/>Note: Requires sense_hat 2.2.0 or later</text:p>
      <text:p text:style-name="Standard"/>
      <text:p text:style-name="Standard">"""</text:p>
      <text:p text:style-name="Standard"/>
      <text:p text:style-name="Standard">sense = SenseHat()</text:p>
      <text:p text:style-name="Standard"/>
      <text:p text:style-name="Standard"/>
      <text:p text:style-name="Standard">white = (255, 255, 255)</text:p>
      <text:p text:style-name="Standard">black = (0, 0, 0)</text:p>
      <text:p text:style-name="Standard"/>
      <text:p text:style-name="Standard">def show_S():</text:p>
      <text:p text:style-name="Standard"><text:s text:c="2"/>sense.show_letter("S", back_colour = black)</text:p>
      <text:p text:style-name="Standard"><text:s text:c="2"/>time.sleep(.75)</text:p>
      <text:p text:style-name="Standard"/>
      <text:p text:style-name="Standard">def show_H():</text:p>
      <text:p text:style-name="Standard"><text:s text:c="2"/>sense.show_letter("H", back_colour = black)</text:p>
      <text:p text:style-name="Standard"><text:s text:c="2"/>time.sleep(.75)</text:p>
      <text:p text:style-name="Standard"/>
      <text:p text:style-name="Standard">def show_I():</text:p>
      <text:p text:style-name="Standard"><text:s text:c="2"/>sense.show_letter("I", back_colour = black)</text:p>
      <text:p text:style-name="Standard"><text:s text:c="2"/>time.sleep(.75)</text:p>
      <text:p text:style-name="Standard"><text:s text:c="2"/></text:p>
      <text:p text:style-name="Standard">def show_N():</text:p>
      <text:p text:style-name="Standard"><text:s text:c="3"/>sense.show_letter("N", back_colour = black)</text:p>
      <text:p text:style-name="Standard"><text:s text:c="3"/>time.sleep(.75)</text:p>
      <text:p text:style-name="Standard"><text:s text:c="2"/></text:p>
      <text:p text:style-name="Standard">def show_E():</text:p>
      <text:p text:style-name="Standard"><text:s text:c="3"/>sense.show_letter("E", back_colour = black)</text:p>
      <text:p text:style-name="Standard"><text:s text:c="3"/>time.sleep(.75)</text:p>
      <text:p text:style-name="Standard"><text:s text:c="2"/></text:p>
      <text:p text:style-name="Standard">def show_X():</text:p>
      <text:p text:style-name="Standard"><text:s text:c="2"/>sense.show_letter("X", back_colour = black)</text:p>
      <text:p text:style-name="Standard"><text:s text:c="2"/>time.sleep(.75)</text:p>
      <text:p text:style-name="Standard"><text:s text:c="2"/></text:p>
      <text:p text:style-name="Standard">def update_screen(mode, show_letter = False):</text:p>
      <text:p text:style-name="Standard"><text:s text:c="2"/>if mode == "temp":</text:p>
      <text:p text:style-name="Standard"><text:s text:c="4"/>if show_letter:</text:p>
      <text:p text:style-name="Standard"><text:s text:c="6"/>show_S()</text:p>
      <text:p text:style-name="Standard"><text:s text:c="4"/>temp = sense.temp</text:p>
      <text:p text:style-name="Standard"><text:soft-page-break/><text:s text:c="4"/>temp_value = temp / 2.5 + 16</text:p>
      <text:p text:style-name="Standard"><text:s text:c="4"/></text:p>
      <text:p text:style-name="Standard"/>
      <text:p text:style-name="Standard"><text:s text:c="2"/>elif mode == "pressure":</text:p>
      <text:p text:style-name="Standard"><text:s text:c="4"/>if show_letter:</text:p>
      <text:p text:style-name="Standard"><text:s text:c="6"/>show_H()</text:p>
      <text:p text:style-name="Standard"><text:s text:c="4"/>pressure = sense.pressure</text:p>
      <text:p text:style-name="Standard"><text:s text:c="4"/>pressure_value = pressure / 20</text:p>
      <text:p text:style-name="Standard"><text:s text:c="4"/></text:p>
      <text:p text:style-name="Standard"/>
      <text:p text:style-name="Standard"><text:s text:c="2"/>elif mode == "humidity":</text:p>
      <text:p text:style-name="Standard"><text:s text:c="4"/>if show_letter:</text:p>
      <text:p text:style-name="Standard"><text:s text:c="6"/>show_I()</text:p>
      <text:p text:style-name="Standard"><text:s text:c="4"/>humidity = sense.humidity</text:p>
      <text:p text:style-name="Standard"><text:s text:c="4"/>humidity_value = 64 * humidity / 100</text:p>
      <text:p text:style-name="Standard"><text:s text:c="4"/></text:p>
      <text:p text:style-name="Standard"><text:s text:c="4"/></text:p>
      <text:p text:style-name="Standard"><text:s text:c="2"/>elif mode == "temp":</text:p>
      <text:p text:style-name="Standard"><text:s text:c="4"/>if show_letter:</text:p>
      <text:p text:style-name="Standard"><text:s text:c="6"/>show_N()</text:p>
      <text:p text:style-name="Standard"><text:s text:c="4"/>temp = sense.temp</text:p>
      <text:p text:style-name="Standard"><text:s text:c="4"/>temp_value = temp / 2.5 + 16</text:p>
      <text:p text:style-name="Standard"><text:s text:c="4"/></text:p>
      <text:p text:style-name="Standard"><text:s text:c="2"/>elif mode == "pressure":</text:p>
      <text:p text:style-name="Standard"><text:s text:c="4"/>if show_letter:</text:p>
      <text:p text:style-name="Standard"><text:s text:c="6"/>show_E()</text:p>
      <text:p text:style-name="Standard"><text:s text:c="4"/>pressure = sense.pressure</text:p>
      <text:p text:style-name="Standard"><text:s text:c="4"/>pressure_value = pressure / 20</text:p>
      <text:p text:style-name="Standard"><text:s text:c="4"/></text:p>
      <text:p text:style-name="Standard"><text:s text:c="2"/>elif mode == "humidity":</text:p>
      <text:p text:style-name="Standard"><text:s text:c="4"/>if show_letter:</text:p>
      <text:p text:style-name="Standard"><text:s text:c="6"/>show_X()</text:p>
      <text:p text:style-name="Standard"><text:s text:c="4"/>humidity = sense.humidity </text:p>
      <text:p text:style-name="Standard"><text:s text:c="4"/>humidity_value = 64 * humidity / 100</text:p>
      <text:p text:style-name="Standard"><text:s text:c="4"/></text:p>
      <text:p text:style-name="Standard">####</text:p>
      <text:p text:style-name="Standard"># Intro Animation</text:p>
      <text:p text:style-name="Standard">####</text:p>
      <text:p text:style-name="Standard"/>
      <text:p text:style-name="Standard">show_S()</text:p>
      <text:p text:style-name="Standard">show_H()</text:p>
      <text:p text:style-name="Standard">show_I()</text:p>
      <text:p text:style-name="Standard">show_N()</text:p>
      <text:p text:style-name="Standard">show_E()</text:p>
      <text:p text:style-name="Standard">show_X()</text:p>
      <text:p text:style-name="Standard"/>
      <text:p text:style-name="Standard">update_screen("temp")</text:p>
      <text:p text:style-name="Standard"/>
      <text:p text:style-name="Standard">index = 0</text:p>
      <text:p text:style-name="Standard"><text:soft-page-break/>sensors = ["temp", "pressure", "humidity"]</text:p>
      <text:p text:style-name="Standard"/>
      <text:p text:style-name="Standard">from sense_hat import SenseHat</text:p>
      <text:p text:style-name="Standard">import time</text:p>
      <text:p text:style-name="Standard"/>
      <text:p text:style-name="Standard">s = SenseHat()</text:p>
      <text:p text:style-name="Standard">s.low_light = True</text:p>
      <text:p text:style-name="Standard"/>
      <text:p text:style-name="Standard">white = (255,255,255)</text:p>
      <text:p text:style-name="Standard">black = (0, 0, 0)</text:p>
      <text:p text:style-name="Standard">pink = (255, 51, 204)</text:p>
      <text:p text:style-name="Standard">orange = (255, 153, 0)</text:p>
      <text:p text:style-name="Standard"/>
      <text:p text:style-name="Standard">def butterfly_logo():</text:p>
      <text:p text:style-name="Standard"><text:s text:c="4"/>B = black</text:p>
      <text:p text:style-name="Standard"><text:s text:c="4"/>O = orange</text:p>
      <text:p text:style-name="Standard"><text:s text:c="4"/>P = pink</text:p>
      <text:p text:style-name="Standard"><text:s text:c="4"/>W = white</text:p>
      <text:p text:style-name="Standard"><text:s text:c="4"/>logo = [</text:p>
      <text:p text:style-name="Standard"><text:s text:c="4"/>W, W, W, W, W, W, W, W, </text:p>
      <text:p text:style-name="Standard"><text:s text:c="4"/>W, W, B, W, B, W, W, W,</text:p>
      <text:p text:style-name="Standard"><text:s text:c="4"/>O, O, W, B, W, O, O, W, </text:p>
      <text:p text:style-name="Standard"><text:s text:c="4"/>O, P, O, B, O, P, O, W,</text:p>
      <text:p text:style-name="Standard"><text:s text:c="4"/>O, O, P, B, P, O, O, W,</text:p>
      <text:p text:style-name="Standard"><text:s text:c="4"/>W, W, P, B, P, W, W, W,</text:p>
      <text:p text:style-name="Standard"><text:s text:c="4"/>W, W, W, B, W, W, W, W,</text:p>
      <text:p text:style-name="Standard"><text:s text:c="4"/>W, W, W, W, W, W, W, W,</text:p>
      <text:p text:style-name="Standard"><text:s text:c="4"/>]</text:p>
      <text:p text:style-name="Standard"><text:s text:c="4"/>return logo</text:p>
      <text:p text:style-name="Standard"><text:s text:c="4"/></text:p>
      <text:p text:style-name="Standard"/>
      <text:p text:style-name="Standard">images = [ butterfly_logo, butterfly_logo]</text:p>
      <text:p text:style-name="Standard">count = 0</text:p>
      <text:p text:style-name="Standard"/>
      <text:p text:style-name="Standard">while True: </text:p>
      <text:p text:style-name="Standard"><text:s text:c="4"/>s.set_pixels(images[count % len(images)]())</text:p>
      <text:p text:style-name="Standard"><text:s text:c="4"/>time.sleep(5.75)</text:p>
      <text:p text:style-name="Standard"><text:s text:c="4"/>count += 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5T19:25:35.715000000</meta:creation-date>
    <dc:date>2023-02-05T19:26:41.009000000</dc:date>
    <meta:editing-duration>PT1M7S</meta:editing-duration>
    <meta:editing-cycles>1</meta:editing-cycles>
    <meta:document-statistic meta:table-count="0" meta:image-count="0" meta:object-count="0" meta:page-count="3" meta:paragraph-count="116" meta:word-count="344" meta:character-count="2311" meta:non-whitespace-character-count="1792"/>
    <meta:generator>LibreOffice/6.4.7.2$Windows_X86_64 LibreOffice_project/639b8ac485750d5696d7590a72ef1b496725cfb5</meta:generator>
  </office:meta>
</office:document-meta>
</file>